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uis Almanzar</text:p>
      <text:p text:style-name="Standard">4/24/14</text:p>
      <text:p text:style-name="Standard">Project 11</text:p>
      <text:p text:style-name="Standard"/>
      <text:p text:style-name="P1"><text:tab/>This project was not very easy but only because I could not get going. <text:s/>I was (and others I was talking to) getting undefined references to my classes so I could not progress. <text:s/>I decided not to turn it in at all last night but after talking to classmates I decided turning in my previous project is better than nothing. <text:s/></text:p>
      <text:p text:style-name="P1"><text:tab/>The only problem I was getting that didn't allow me to do this project was the fact that I could not get past an undefined reference of my functions or multiple definitions of other classes which didn't let the program compile. <text:s/>I assumed that it was a makefile error but I made it how I have been doing my other projects so I didn't know what to do. <text:s/>I also asked two tutors and they did not know. <text:s/>I also asked a friend to make my makefile but the same thing happened. <text:s/>Today I tried compiling just the main driver using 'g++ project11.cpp' with the include as classes.cpp instead of classes.h and that worked. <text:s/>I could have done the project just compiling the main driver but it was too late to do this whole project in a matter of a few hours. <text:s/>Also I didn't want to really change anything for the possibility that this gets graded without penalty for being late it was fair to everyone else since I have not changed any code except those headers.</text:p>
      <text:p text:style-name="P1"><text:tab/>My 3 classes all work. And I did declare one of each in the main driver and tested the functions of each class independently by coding the implementations in the same file as the main testing. <text:s/>I just wish I would have been able to find this simple solution of including the classes.cpp and ignoring the makefile sooner because I am confident I could have done a good amount of this assignment very well even though it might have been marked down for no makefile the program itself would have been working.</text:p>
      <text:p text:style-name="P1"><text:span text:style-name="T1">I will upload my makefile but will only work if you compile just the file with g++ project11.cpp</text:span></text:p>
      <text:p text:style-name="P1"><text:span text:style-name="T1">makefile doesn't wo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3:37:57</meta:creation-date>
    <dc:date>2014-04-24T23:54:19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8" meta:word-count="356" meta:character-count="1928" meta:non-whitespace-character-count="1566"/>
  </office:meta>
</office:document-meta>
</file>